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4.svm"/>
  <manifest:file-entry manifest:media-type="" manifest:full-path="Pictures/TablePreview3.svm"/>
  <manifest:file-entry manifest:media-type="" manifest:full-path="Pictures/TablePreview6.svm"/>
  <manifest:file-entry manifest:media-type="" manifest:full-path="Pictures/TablePreview2.svm"/>
  <manifest:file-entry manifest:media-type="" manifest:full-path="Pictures/TablePreview5.svm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width="0cm" svg:stroke-color="#000000" draw:fill="none" draw:fill-color="#ffffff" fo:min-height="1.02cm"/>
    </style:style>
    <style:style style:name="gr3" style:family="graphic" style:parent-style-name="standard">
      <style:graphic-properties draw:stroke="none" svg:stroke-width="0cm" svg:stroke-color="#000000" draw:fill="none" draw:fill-color="#ffffff" fo:min-height="1.175cm"/>
    </style:style>
    <style:style style:name="gr4" style:family="graphic" style:parent-style-name="standard">
      <style:graphic-properties svg:stroke-width="0cm" draw:fill="solid" draw:fill-color="#aecf00" draw:textarea-horizontal-align="center" draw:textarea-vertical-align="middle"/>
    </style:style>
    <style:style style:name="gr5" style:family="graphic" style:parent-style-name="standard">
      <style:graphic-properties svg:stroke-width="0cm" draw:textarea-horizontal-align="center" draw:textarea-vertical-align="middle"/>
    </style:style>
    <style:style style:name="gr6" style:family="graphic" style:parent-style-name="standard">
      <style:graphic-properties svg:stroke-width="0cm" draw:fill="none" draw:textarea-horizontal-align="center" draw:textarea-vertical-align="middle"/>
    </style:style>
    <style:style style:name="gr7" style:family="graphic" style:parent-style-name="standard">
      <style:graphic-properties draw:stroke="none" svg:stroke-width="0cm" svg:stroke-color="#000000" draw:fill="none" draw:fill-color="#ffffff" fo:min-height="1.27cm"/>
    </style:style>
    <style:style style:name="gr8" style:family="graphic" style:parent-style-name="standard">
      <style:graphic-properties svg:stroke-width="0cm" draw:fill="solid" draw:fill-color="#eb613d" draw:textarea-horizontal-align="center" draw:textarea-vertical-align="middle"/>
    </style:style>
    <style:style style:name="gr9" style:family="graphic" style:parent-style-name="standard">
      <style:graphic-properties svg:stroke-width="0.051cm" draw:marker-start="Arrow" draw:marker-start-width="0.376cm" draw:marker-end="Arrow" draw:marker-end-width="0.376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svg:stroke-width="0cm"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svg:stroke-width="0cm" draw:fill="solid" draw:fill-color="#ff950e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1.27cm"/>
    </style:style>
    <style:style style:name="gr13" style:family="graphic" style:parent-style-name="standard">
      <style:graphic-properties draw:stroke="none" svg:stroke-color="#000000" draw:fill="none" draw:fill-color="#ffffff" fo:min-height="1.905cm"/>
    </style:style>
    <style:style style:name="gr14" style:family="graphic" style:parent-style-name="standard">
      <style:graphic-properties svg:stroke-width="0cm" draw:fill="solid" draw:fill-color="#ffd320" draw:textarea-horizontal-align="center" draw:textarea-vertical-align="middle"/>
    </style:style>
    <style:style style:name="gr15" style:family="graphic" style:parent-style-name="standard">
      <style:graphic-properties svg:stroke-width="0cm" draw:fill="solid" draw:fill-color="#ccccff" draw:textarea-horizontal-align="center" draw:textarea-vertical-align="middle"/>
    </style:style>
    <style:style style:name="gr16" style:family="graphic" style:parent-style-name="standard">
      <style:graphic-properties svg:stroke-width="0cm"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width="0cm" svg:stroke-color="#000000" draw:fill="none" draw:fill-color="#ffffff" fo:min-height="1.905cm"/>
    </style:style>
    <style:style style:name="gr18" style:family="graphic" style:parent-style-name="standard">
      <style:graphic-properties draw:stroke="none" svg:stroke-width="0cm" svg:stroke-color="#000000" draw:fill="none" draw:fill-color="#ffffff" fo:min-height="2.54cm"/>
    </style:style>
    <style:style style:name="gr19" style:family="graphic" style:parent-style-name="standard">
      <style:graphic-properties svg:stroke-width="0cm" draw:fill="solid" draw:fill-color="#ff3366" draw:textarea-horizontal-align="center" draw:textarea-vertical-align="middle"/>
    </style:style>
    <style:style style:name="gr20" style:family="graphic" style:parent-style-name="standard">
      <style:graphic-properties draw:stroke="none" svg:stroke-width="0cm" svg:stroke-color="#000000" draw:fill="none" draw:fill-color="#ffffff" fo:min-height="1.655cm"/>
    </style:style>
    <style:style style:name="gr21" style:family="graphic" style:parent-style-name="standard">
      <style:graphic-properties draw:stroke="none" svg:stroke-width="0cm" svg:stroke-color="#000000" draw:fill="none" draw:fill-color="#ffffff" fo:min-height="3.175cm"/>
    </style:style>
    <style:style style:name="gr22" style:family="graphic" style:parent-style-name="standard">
      <style:graphic-properties draw:stroke="none" svg:stroke-width="0cm" svg:stroke-color="#000000" draw:fill="none" draw:fill-color="#ffffff" fo:min-height="2.925cm"/>
    </style:style>
    <style:style style:name="gr23" style:family="graphic" style:parent-style-name="standard">
      <style:graphic-properties svg:stroke-width="0cm" draw:fill="solid" draw:fill-color="#ffff00" draw:textarea-horizontal-align="center" draw:textarea-vertical-align="middle"/>
    </style:style>
    <style:style style:name="gr24" style:family="graphic" style:parent-style-name="standard">
      <style:graphic-properties draw:marker-end="Arrow" draw:marker-end-width="0.3cm" draw:textarea-horizontal-align="center" draw:textarea-vertical-align="middle"/>
    </style:style>
    <style:style style:name="co1" style:family="table-column">
      <style:table-column-properties style:column-width="7.05cm" style:use-optimal-column-width="false"/>
    </style:style>
    <style:style style:name="co2" style:family="table-column">
      <style:table-column-properties style:column-width="7.01cm" style:use-optimal-column-width="false"/>
    </style:style>
    <style:style style:name="co3" style:family="table-column">
      <style:table-column-properties style:column-width="6.938cm" style:use-optimal-column-width="false"/>
    </style:style>
    <style:style style:name="co4" style:family="table-column">
      <style:table-column-properties style:column-width="7.073cm" style:use-optimal-column-width="false"/>
    </style:style>
    <style:style style:name="ro1" style:family="table-row">
      <style:table-row-properties style:row-height="0.992cm"/>
    </style:style>
    <style:style style:name="ro2" style:family="table-row">
      <style:table-row-properties style:row-height="0.996cm"/>
    </style:style>
    <style:style style:name="ro3" style:family="table-row">
      <style:table-row-properties style:row-height="0.997cm"/>
    </style:style>
    <style:style style:name="ro4" style:family="table-row">
      <style:table-row-properties style:row-height="0.995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paragraph-properties fo:text-align="center"/>
      <style:text-properties fo:font-weight="bold" style:font-weight-asian="bold" style:font-weight-complex="bold"/>
    </style:style>
    <style:style style:name="P1" style:family="paragraph">
      <style:paragraph-properties fo:text-align="center"/>
    </style:style>
    <style:style style:name="P2" style:family="paragraph">
      <style:text-properties fo:font-size="40pt" style:font-size-asian="40pt" style:font-size-complex="40pt"/>
    </style:style>
    <style:style style:name="P3" style:family="paragraph">
      <style:text-properties fo:font-weight="bold" style:font-weight-asian="bold" style:font-weight-complex="bold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1.27cm" svg:height="1.905cm" svg:x="4.505cm" svg:y="21.0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4" draw:layer="layout" svg:width="1.27cm" svg:height="1.905cm" svg:x="6.945cm" svg:y="21.0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6" draw:layer="layout" svg:width="1.27cm" svg:height="1.905cm" svg:x="9.485cm" svg:y="21.0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8" draw:layer="layout" svg:width="1.27cm" svg:height="1.905cm" svg:x="15.065cm" svg:y="21.02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" draw:layer="layout" svg:width="1.905cm" svg:height="1.826cm" svg:x="12.095cm" svg:y="20.869cm">
          <draw:text-box>
            <text:p><text:span text:style-name="T1">...</text:span></text:p>
          </draw:text-box>
        </draw:frame>
        <draw:frame draw:style-name="gr3" draw:text-style-name="P3" draw:layer="layout" svg:width="1.905cm" svg:height="1.425cm" svg:x="4.61cm" svg:y="23.365cm">
          <draw:text-box>
            <text:p><text:span text:style-name="T2">S1</text:span></text:p>
          </draw:text-box>
        </draw:frame>
        <draw:frame draw:style-name="gr3" draw:text-style-name="P3" draw:layer="layout" svg:width="1.905cm" svg:height="1.425cm" svg:x="7.011cm" svg:y="23.366cm">
          <draw:text-box>
            <text:p><text:span text:style-name="T2">S2</text:span></text:p>
          </draw:text-box>
        </draw:frame>
        <draw:frame draw:style-name="gr3" draw:text-style-name="P3" draw:layer="layout" svg:width="1.905cm" svg:height="1.425cm" svg:x="9.511cm" svg:y="23.366cm">
          <draw:text-box>
            <text:p><text:span text:style-name="T2">S3</text:span></text:p>
          </draw:text-box>
        </draw:frame>
        <draw:frame draw:style-name="gr3" draw:text-style-name="P3" draw:layer="layout" svg:width="1.905cm" svg:height="1.425cm" svg:x="15.012cm" svg:y="23.367cm">
          <draw:text-box>
            <text:p><text:span text:style-name="T2">SN</text:span></text:p>
          </draw:text-box>
        </draw:frame>
        <draw:rect draw:style-name="gr4" draw:text-style-name="P4" draw:id="id1" draw:layer="layout" svg:width="1.905cm" svg:height="2.54cm" svg:x="4.175cm" svg:y="17.215cm">
          <text:p text:style-name="P1"><text:span text:style-name="T2">M1</text:span></text:p>
        </draw:rect>
        <draw:rect draw:style-name="gr4" draw:text-style-name="P4" draw:id="id3" draw:layer="layout" svg:width="1.905cm" svg:height="2.54cm" svg:x="6.676cm" svg:y="17.215cm">
          <text:p text:style-name="P1"><text:span text:style-name="T2">M2</text:span></text:p>
        </draw:rect>
        <draw:rect draw:style-name="gr4" draw:text-style-name="P4" draw:id="id5" draw:layer="layout" svg:width="1.905cm" svg:height="2.54cm" svg:x="9.177cm" svg:y="17.215cm">
          <text:p text:style-name="P1"><text:span text:style-name="T2">M3</text:span></text:p>
        </draw:rect>
        <draw:rect draw:style-name="gr4" draw:text-style-name="P4" draw:id="id7" draw:layer="layout" svg:width="1.905cm" svg:height="2.54cm" svg:x="14.778cm" svg:y="17.215cm">
          <text:p text:style-name="P1"><text:span text:style-name="T2">MN</text:span></text:p>
        </draw:rect>
        <draw:frame draw:style-name="gr2" draw:text-style-name="P2" draw:layer="layout" svg:width="1.905cm" svg:height="1.826cm" svg:x="12.096cm" svg:y="17.269cm">
          <draw:text-box>
            <text:p><text:span text:style-name="T1">...</text:span></text:p>
          </draw:text-box>
        </draw:frame>
        <draw:connector draw:style-name="gr5" draw:text-style-name="P1" draw:layer="layout" svg:x1="5.127cm" svg:y1="19.755cm" svg:x2="5.139cm" svg:y2="21.025cm" draw:start-shape="id1" draw:start-glue-point="2" draw:end-shape="id2" draw:end-glue-point="5" svg:d="m5127 19755v635h12v635">
          <text:p/>
        </draw:connector>
        <draw:connector draw:style-name="gr5" draw:text-style-name="P1" draw:layer="layout" svg:x1="7.628cm" svg:y1="19.755cm" svg:x2="7.579cm" svg:y2="21.025cm" draw:start-shape="id3" draw:start-glue-point="2" draw:end-shape="id4" draw:end-glue-point="5" svg:d="m7628 19755v635h-49v635">
          <text:p/>
        </draw:connector>
        <draw:connector draw:style-name="gr5" draw:text-style-name="P1" draw:layer="layout" svg:x1="10.129cm" svg:y1="19.755cm" svg:x2="10.119cm" svg:y2="21.025cm" draw:start-shape="id5" draw:start-glue-point="2" draw:end-shape="id6" draw:end-glue-point="5" svg:d="m10129 19755v635h-10v635">
          <text:p/>
        </draw:connector>
        <draw:connector draw:style-name="gr5" draw:text-style-name="P1" draw:layer="layout" svg:x1="15.73cm" svg:y1="19.755cm" svg:x2="15.699cm" svg:y2="21.025cm" draw:start-shape="id7" draw:start-glue-point="2" draw:end-shape="id8" draw:end-glue-point="5" svg:d="m15730 19755v635h-31v635">
          <text:p/>
        </draw:connector>
        <draw:rect draw:style-name="gr6" draw:text-style-name="P1" draw:layer="layout" svg:width="15.24cm" svg:height="9.82cm" svg:x="2.905cm" svg:y="15.945cm">
          <text:p/>
        </draw:rect>
        <draw:frame draw:style-name="gr7" draw:text-style-name="P3" draw:layer="layout" svg:width="6.35cm" svg:height="1.52cm" svg:x="7.614cm" svg:y="24.669cm">
          <draw:text-box>
            <text:p><text:span text:style-name="T2">MySql Cluster</text:span></text:p>
          </draw:text-box>
        </draw:frame>
        <draw:rect draw:style-name="gr8" draw:text-style-name="P4" draw:id="id9" draw:layer="layout" svg:width="6.985cm" svg:height="3.175cm" svg:x="6.715cm" svg:y="10.99cm">
          <text:p text:style-name="P1"><text:span text:style-name="T2">MySql Master</text:span></text:p>
        </draw:rect>
        <draw:connector draw:style-name="gr9" draw:text-style-name="P1" draw:layer="layout" draw:type="curve" svg:x1="10.207cm" svg:y1="14.165cm" svg:x2="5.127cm" svg:y2="17.215cm" draw:start-shape="id9" draw:start-glue-point="2" draw:end-shape="id1" draw:end-glue-point="0" svg:d="m10207 14165c0 2287-5080 763-5080 3050">
          <text:p/>
        </draw:connector>
        <draw:connector draw:style-name="gr10" draw:text-style-name="P1" draw:layer="layout" draw:type="curve" svg:x1="10.207cm" svg:y1="14.165cm" svg:x2="7.628cm" svg:y2="17.215cm" draw:start-shape="id9" draw:start-glue-point="2" draw:end-shape="id3" draw:end-glue-point="0" svg:d="m10207 14165c0 2287-2579 763-2579 3050">
          <text:p/>
        </draw:connector>
        <draw:connector draw:style-name="gr10" draw:text-style-name="P1" draw:layer="layout" draw:type="curve" svg:x1="10.207cm" svg:y1="14.165cm" svg:x2="10.129cm" svg:y2="17.215cm" draw:start-shape="id9" draw:start-glue-point="2" draw:end-shape="id5" draw:end-glue-point="0" svg:d="m10207 14165c0 2287-78 763-78 3050">
          <text:p/>
        </draw:connector>
        <draw:connector draw:style-name="gr10" draw:text-style-name="P1" draw:layer="layout" draw:type="curve" svg:x1="10.207cm" svg:y1="14.165cm" svg:x2="15.73cm" svg:y2="17.215cm" draw:start-shape="id9" draw:start-glue-point="2" draw:end-shape="id7" draw:end-glue-point="0" svg:d="m10207 14165c0 2287 5523 763 5523 3050">
          <text:p/>
        </draw:connector>
        <draw:rect draw:style-name="gr4" draw:text-style-name="P4" draw:id="id10" draw:layer="layout" svg:width="1.905cm" svg:height="2.54cm" svg:x="4.175cm" svg:y="6.015cm">
          <text:p text:style-name="P1"><text:span text:style-name="T2">LB1</text:span></text:p>
        </draw:rect>
        <draw:rect draw:style-name="gr4" draw:text-style-name="P4" draw:id="id11" draw:layer="layout" svg:width="1.905cm" svg:height="2.54cm" svg:x="6.676cm" svg:y="6.015cm">
          <text:p text:style-name="P1"><text:span text:style-name="T2">LB2</text:span></text:p>
        </draw:rect>
        <draw:rect draw:style-name="gr4" draw:text-style-name="P4" draw:id="id12" draw:layer="layout" svg:width="1.905cm" svg:height="2.54cm" svg:x="9.177cm" svg:y="6.015cm">
          <text:p text:style-name="P1"><text:span text:style-name="T2">LB3</text:span></text:p>
        </draw:rect>
        <draw:rect draw:style-name="gr4" draw:text-style-name="P4" draw:id="id13" draw:layer="layout" svg:width="1.905cm" svg:height="2.54cm" svg:x="14.778cm" svg:y="6.015cm">
          <text:p text:style-name="P1"><text:span text:style-name="T2">LBN</text:span></text:p>
        </draw:rect>
        <draw:frame draw:style-name="gr2" draw:text-style-name="P2" draw:layer="layout" svg:width="1.905cm" svg:height="1.826cm" svg:x="12.096cm" svg:y="6.069cm">
          <draw:text-box>
            <text:p><text:span text:style-name="T1">...</text:span></text:p>
          </draw:text-box>
        </draw:frame>
        <draw:connector draw:style-name="gr10" draw:text-style-name="P1" draw:layer="layout" draw:type="curve" svg:x1="5.127cm" svg:y1="8.555cm" svg:x2="10.207cm" svg:y2="10.99cm" draw:start-shape="id10" draw:start-glue-point="2" draw:end-shape="id9" draw:end-glue-point="0" svg:d="m5127 8555c0 1827 5080 610 5080 2435">
          <text:p/>
        </draw:connector>
        <draw:connector draw:style-name="gr10" draw:text-style-name="P1" draw:layer="layout" draw:type="curve" svg:x1="7.628cm" svg:y1="8.555cm" svg:x2="10.207cm" svg:y2="10.99cm" draw:start-shape="id11" draw:start-glue-point="2" draw:end-shape="id9" draw:end-glue-point="0" svg:d="m7628 8555c0 1827 2579 610 2579 2435">
          <text:p/>
        </draw:connector>
        <draw:connector draw:style-name="gr10" draw:text-style-name="P1" draw:layer="layout" draw:type="curve" svg:x1="10.129cm" svg:y1="8.555cm" svg:x2="10.207cm" svg:y2="10.99cm" draw:start-shape="id12" draw:start-glue-point="2" draw:end-shape="id9" draw:end-glue-point="0" svg:d="m10129 8555c0 1827 78 610 78 2435">
          <text:p/>
        </draw:connector>
        <draw:connector draw:style-name="gr10" draw:text-style-name="P1" draw:layer="layout" draw:type="curve" svg:x1="15.73cm" svg:y1="8.555cm" svg:x2="10.207cm" svg:y2="10.99cm" draw:start-shape="id13" draw:start-glue-point="2" draw:end-shape="id9" draw:end-glue-point="0" svg:d="m15730 8555c0 1827-5523 610-5523 2435">
          <text:p/>
        </draw:connector>
        <draw:rect draw:style-name="gr11" draw:text-style-name="P4" draw:id="id14" draw:layer="layout" svg:width="1.905cm" svg:height="2.54cm" svg:x="1.075cm" svg:y="1.015cm">
          <text:p text:style-name="P1"><text:span text:style-name="T2">POS1</text:span></text:p>
        </draw:rect>
        <draw:rect draw:style-name="gr11" draw:text-style-name="P4" draw:id="id15" draw:layer="layout" svg:width="1.905cm" svg:height="2.54cm" svg:x="3.576cm" svg:y="1.015cm">
          <text:p text:style-name="P1"><text:span text:style-name="T2">POS2</text:span></text:p>
        </draw:rect>
        <draw:rect draw:style-name="gr11" draw:text-style-name="P4" draw:id="id16" draw:layer="layout" svg:width="1.905cm" svg:height="2.54cm" svg:x="6.077cm" svg:y="1.015cm">
          <text:p text:style-name="P1"><text:span text:style-name="T2">POS3</text:span></text:p>
        </draw:rect>
        <draw:rect draw:style-name="gr11" draw:text-style-name="P4" draw:id="id17" draw:layer="layout" svg:width="1.905cm" svg:height="2.54cm" svg:x="11.678cm" svg:y="1.015cm">
          <text:p text:style-name="P1"><text:span text:style-name="T2">POSN</text:span></text:p>
        </draw:rect>
        <draw:frame draw:style-name="gr2" draw:text-style-name="P2" draw:layer="layout" svg:width="1.905cm" svg:height="1.826cm" svg:x="8.996cm" svg:y="1.069cm">
          <draw:text-box>
            <text:p><text:span text:style-name="T1">...</text:span></text:p>
          </draw:text-box>
        </draw:frame>
        <draw:connector draw:style-name="gr10" draw:text-style-name="P1" draw:layer="layout" draw:type="curve" svg:x1="2.027cm" svg:y1="3.555cm" svg:x2="5.127cm" svg:y2="6.015cm" draw:start-shape="id14" draw:start-glue-point="2" draw:end-shape="id10" draw:end-glue-point="0" svg:d="m2027 3555c0 1845 3100 615 3100 2460">
          <text:p/>
        </draw:connector>
        <draw:connector draw:style-name="gr10" draw:text-style-name="P1" draw:layer="layout" draw:type="curve" svg:x1="4.528cm" svg:y1="3.555cm" svg:x2="5.127cm" svg:y2="6.015cm" draw:start-shape="id15" draw:start-glue-point="2" draw:end-shape="id10" draw:end-glue-point="0" svg:d="m4528 3555c0 1845 599 615 599 2460">
          <text:p/>
        </draw:connector>
        <draw:connector draw:style-name="gr10" draw:text-style-name="P1" draw:layer="layout" draw:type="curve" svg:x1="7.029cm" svg:y1="3.555cm" svg:x2="5.127cm" svg:y2="6.015cm" draw:start-shape="id16" draw:start-glue-point="2" draw:end-shape="id10" draw:end-glue-point="0" svg:d="m7029 3555c0 1845-1902 615-1902 2460">
          <text:p/>
        </draw:connector>
        <draw:connector draw:style-name="gr10" draw:text-style-name="P1" draw:layer="layout" draw:type="curve" svg:x1="12.63cm" svg:y1="3.555cm" svg:x2="5.127cm" svg:y2="6.015cm" draw:start-shape="id17" draw:start-glue-point="2" draw:end-shape="id10" draw:end-glue-point="0" svg:d="m12630 3555c0 1845-7503 615-7503 2460">
          <text:p/>
        </draw:connector>
        <draw:frame draw:style-name="gr7" draw:text-style-name="P3" draw:layer="layout" svg:width="5.715cm" svg:height="1.52cm" svg:x="8.05cm" svg:y="26cm">
          <draw:text-box>
            <text:p><text:span text:style-name="T2">Server Side</text:span></text:p>
          </draw:text-box>
        </draw:frame>
        <draw:rect draw:style-name="gr6" draw:text-style-name="P1" draw:layer="layout" svg:width="18.415cm" svg:height="22.13cm" svg:x="1.635cm" svg:y="4.81cm">
          <text:p/>
        </draw:rect>
        <draw:frame draw:style-name="gr12" draw:text-style-name="P3" draw:layer="layout" svg:width="5.715cm" svg:height="1.52cm" svg:x="14.835cm" svg:y="1.835cm">
          <draw:text-box>
            <text:p text:style-name="P3"><text:span text:style-name="T2">POS Servers</text:span></text:p>
          </draw:text-box>
        </draw:frame>
        <draw:frame draw:style-name="gr12" draw:text-style-name="P3" draw:layer="layout" svg:width="5.08cm" svg:height="1.52cm" svg:x="14.97cm" svg:y="9.89cm">
          <draw:text-box>
            <text:p/>
          </draw:text-box>
        </draw:frame>
        <draw:frame draw:style-name="gr12" draw:text-style-name="P3" draw:layer="layout" svg:width="5.62cm" svg:height="1.52cm" svg:x="14.67cm" svg:y="9.625cm">
          <draw:text-box>
            <text:p text:style-name="P3"><text:span text:style-name="T2">Load Balancers</text:span></text:p>
          </draw:text-box>
        </draw:frame>
        <draw:frame draw:style-name="gr13" draw:text-style-name="P3" draw:layer="layout" svg:width="6.35cm" svg:height="2.155cm" svg:x="13.77cm" svg:y="11.795cm">
          <draw:text-box>
            <text:p text:style-name="P3"><text:span text:style-name="T2">MySql Cluster Management Node</text:span></text:p>
          </draw:text-box>
        </draw:frame>
        <draw:frame draw:style-name="gr13" draw:text-style-name="P3" draw:layer="layout" svg:width="5.08cm" svg:height="2.155cm" svg:x="10.41cm" svg:y="19.81cm">
          <draw:text-box>
            <text:p text:style-name="P3"><text:span text:style-name="T2">MySql Cluster Storage Nodes</text:span></text:p>
          </draw:text-box>
        </draw:frame>
      </draw:page>
      <draw:page draw:name="page2" draw:style-name="dp1" draw:master-page-name="Default">
        <draw:rect draw:style-name="gr4" draw:text-style-name="P4" draw:id="id19" draw:layer="layout" svg:width="1.905cm" svg:height="2.54cm" svg:x="5.682cm" svg:y="21.4cm">
          <text:p text:style-name="P1"><text:span text:style-name="T2">LB1</text:span></text:p>
        </draw:rect>
        <draw:rect draw:style-name="gr4" draw:text-style-name="P4" draw:layer="layout" svg:width="1.905cm" svg:height="2.54cm" svg:x="8.183cm" svg:y="21.4cm">
          <text:p text:style-name="P1"><text:span text:style-name="T2">LB2</text:span></text:p>
        </draw:rect>
        <draw:rect draw:style-name="gr4" draw:text-style-name="P4" draw:layer="layout" svg:width="1.905cm" svg:height="2.54cm" svg:x="10.684cm" svg:y="21.4cm">
          <text:p text:style-name="P1"><text:span text:style-name="T2">LB3</text:span></text:p>
        </draw:rect>
        <draw:rect draw:style-name="gr4" draw:text-style-name="P4" draw:layer="layout" svg:width="1.905cm" svg:height="2.54cm" svg:x="16.285cm" svg:y="21.4cm">
          <text:p text:style-name="P1"><text:span text:style-name="T2">LBN</text:span></text:p>
        </draw:rect>
        <draw:frame draw:style-name="gr2" draw:text-style-name="P2" draw:layer="layout" svg:width="1.905cm" svg:height="1.826cm" svg:x="13.603cm" svg:y="21.454cm">
          <draw:text-box>
            <text:p><text:span text:style-name="T1">...</text:span></text:p>
          </draw:text-box>
        </draw:frame>
        <draw:rect draw:style-name="gr11" draw:text-style-name="P4" draw:id="id18" draw:layer="layout" svg:width="1.905cm" svg:height="2.54cm" svg:x="2.582cm" svg:y="16.4cm">
          <text:p text:style-name="P1"><text:span text:style-name="T2">POS1</text:span></text:p>
        </draw:rect>
        <draw:rect draw:style-name="gr11" draw:text-style-name="P4" draw:id="id20" draw:layer="layout" svg:width="1.905cm" svg:height="2.54cm" svg:x="5.083cm" svg:y="16.4cm">
          <text:p text:style-name="P1"><text:span text:style-name="T2">POS2</text:span></text:p>
        </draw:rect>
        <draw:rect draw:style-name="gr11" draw:text-style-name="P4" draw:id="id21" draw:layer="layout" svg:width="1.905cm" svg:height="2.54cm" svg:x="7.584cm" svg:y="16.4cm">
          <text:p text:style-name="P1"><text:span text:style-name="T2">POS3</text:span></text:p>
        </draw:rect>
        <draw:rect draw:style-name="gr11" draw:text-style-name="P4" draw:id="id22" draw:layer="layout" svg:width="1.905cm" svg:height="2.54cm" svg:x="13.185cm" svg:y="16.4cm">
          <text:p text:style-name="P1"><text:span text:style-name="T2">POSN</text:span></text:p>
        </draw:rect>
        <draw:frame draw:style-name="gr2" draw:text-style-name="P2" draw:layer="layout" svg:width="1.905cm" svg:height="1.826cm" svg:x="10.503cm" svg:y="16.454cm">
          <draw:text-box>
            <text:p><text:span text:style-name="T1">...</text:span></text:p>
          </draw:text-box>
        </draw:frame>
        <draw:connector draw:style-name="gr10" draw:text-style-name="P1" draw:layer="layout" draw:type="curve" svg:x1="3.534cm" svg:y1="18.94cm" svg:x2="6.634cm" svg:y2="21.4cm" draw:start-shape="id18" draw:start-glue-point="2" draw:end-shape="id19" draw:end-glue-point="0" svg:d="m3534 18940c0 1845 3100 615 3100 2460">
          <text:p/>
        </draw:connector>
        <draw:connector draw:style-name="gr10" draw:text-style-name="P1" draw:layer="layout" draw:type="curve" svg:x1="6.035cm" svg:y1="18.94cm" svg:x2="6.634cm" svg:y2="21.4cm" draw:start-shape="id20" draw:start-glue-point="2" draw:end-shape="id19" draw:end-glue-point="0" svg:d="m6035 18940c0 1845 599 615 599 2460">
          <text:p/>
        </draw:connector>
        <draw:connector draw:style-name="gr10" draw:text-style-name="P1" draw:layer="layout" draw:type="curve" svg:x1="8.536cm" svg:y1="18.94cm" svg:x2="6.634cm" svg:y2="21.4cm" draw:start-shape="id21" draw:start-glue-point="2" draw:end-shape="id19" draw:end-glue-point="0" svg:d="m8536 18940c0 1845-1902 615-1902 2460">
          <text:p/>
        </draw:connector>
        <draw:connector draw:style-name="gr10" draw:text-style-name="P1" draw:layer="layout" draw:type="curve" svg:x1="14.137cm" svg:y1="18.94cm" svg:x2="6.634cm" svg:y2="21.4cm" draw:start-shape="id22" draw:start-glue-point="2" draw:end-shape="id19" draw:end-glue-point="0" svg:d="m14137 18940c0 1845-7503 615-7503 2460">
          <text:p/>
        </draw:connector>
        <draw:rect draw:style-name="gr14" draw:text-style-name="P4" draw:id="id23" draw:layer="layout" svg:width="1.905cm" svg:height="2.54cm" svg:x="2.5cm" svg:y="10.7cm">
          <text:p text:style-name="P1"><text:span text:style-name="T2">T1</text:span></text:p>
        </draw:rect>
        <draw:rect draw:style-name="gr14" draw:text-style-name="P4" draw:id="id24" draw:layer="layout" svg:width="1.905cm" svg:height="2.54cm" svg:x="5.001cm" svg:y="10.7cm">
          <text:p text:style-name="P1"><text:span text:style-name="T2">T2</text:span></text:p>
        </draw:rect>
        <draw:rect draw:style-name="gr14" draw:text-style-name="P4" draw:id="id25" draw:layer="layout" svg:width="1.905cm" svg:height="2.54cm" svg:x="7.502cm" svg:y="10.7cm">
          <text:p text:style-name="P1"><text:span text:style-name="T2">T3</text:span></text:p>
        </draw:rect>
        <draw:rect draw:style-name="gr14" draw:text-style-name="P4" draw:id="id26" draw:layer="layout" svg:width="1.905cm" svg:height="2.54cm" svg:x="13.103cm" svg:y="10.7cm">
          <text:p text:style-name="P1"><text:span text:style-name="T2">TN</text:span></text:p>
        </draw:rect>
        <draw:frame draw:style-name="gr2" draw:text-style-name="P2" draw:layer="layout" svg:width="1.905cm" svg:height="1.826cm" svg:x="10.421cm" svg:y="10.754cm">
          <draw:text-box>
            <text:p><text:span text:style-name="T1">...</text:span></text:p>
          </draw:text-box>
        </draw:frame>
        <draw:connector draw:style-name="gr10" draw:text-style-name="P1" draw:layer="layout" draw:type="curve" svg:x1="3.452cm" svg:y1="13.24cm" svg:x2="3.534cm" svg:y2="16.4cm" draw:start-shape="id23" draw:start-glue-point="2" draw:end-shape="id18" draw:end-glue-point="0" svg:d="m3452 13240c0 2370 82 790 82 3160">
          <text:p/>
        </draw:connector>
        <draw:connector draw:style-name="gr10" draw:text-style-name="P1" draw:layer="layout" draw:type="curve" svg:x1="5.953cm" svg:y1="13.24cm" svg:x2="3.534cm" svg:y2="16.4cm" draw:start-shape="id24" draw:start-glue-point="2" draw:end-shape="id18" draw:end-glue-point="0" svg:d="m5953 13240c0 2370-2419 790-2419 3160">
          <text:p/>
        </draw:connector>
        <draw:connector draw:style-name="gr10" draw:text-style-name="P1" draw:layer="layout" draw:type="curve" svg:x1="8.454cm" svg:y1="13.24cm" svg:x2="3.534cm" svg:y2="16.4cm" draw:start-shape="id25" draw:start-glue-point="2" draw:end-shape="id18" draw:end-glue-point="0" svg:d="m8454 13240c0 2370-4920 790-4920 3160">
          <text:p/>
        </draw:connector>
        <draw:connector draw:style-name="gr10" draw:text-style-name="P1" draw:layer="layout" draw:type="curve" svg:x1="14.055cm" svg:y1="13.24cm" svg:x2="3.534cm" svg:y2="16.4cm" draw:start-shape="id26" draw:start-glue-point="2" draw:end-shape="id18" draw:end-glue-point="0" svg:d="m14055 13240c0 2370-10521 790-10521 3160">
          <text:p/>
        </draw:connector>
        <draw:rect draw:style-name="gr15" draw:text-style-name="P4" draw:id="id27" draw:layer="layout" svg:width="1.905cm" svg:height="1.905cm" svg:x="2.5cm" svg:y="7.355cm">
          <text:p text:style-name="P1"><text:span text:style-name="T2">P</text:span></text:p>
        </draw:rect>
        <draw:rect draw:style-name="gr15" draw:text-style-name="P4" draw:id="id28" draw:layer="layout" svg:width="1.905cm" svg:height="1.905cm" svg:x="5.001cm" svg:y="7.356cm">
          <text:p text:style-name="P1"><text:span text:style-name="T2">P</text:span></text:p>
        </draw:rect>
        <draw:rect draw:style-name="gr15" draw:text-style-name="P4" draw:id="id29" draw:layer="layout" svg:width="1.905cm" svg:height="1.905cm" svg:x="7.502cm" svg:y="7.357cm">
          <text:p text:style-name="P1"><text:span text:style-name="T2">P</text:span></text:p>
        </draw:rect>
        <draw:rect draw:style-name="gr15" draw:text-style-name="P4" draw:id="id30" draw:layer="layout" svg:width="1.905cm" svg:height="1.905cm" svg:x="13.103cm" svg:y="7.358cm">
          <text:p text:style-name="P1"><text:span text:style-name="T2">P</text:span></text:p>
        </draw:rect>
        <draw:connector draw:style-name="gr5" draw:text-style-name="P1" draw:layer="layout" svg:x1="3.452cm" svg:y1="9.26cm" svg:x2="3.452cm" svg:y2="10.7cm" draw:start-shape="id27" draw:start-glue-point="2" draw:end-shape="id23" draw:end-glue-point="0" svg:d="m3452 9260v1440">
          <text:p/>
        </draw:connector>
        <draw:connector draw:style-name="gr5" draw:text-style-name="P1" draw:layer="layout" svg:x1="5.953cm" svg:y1="9.261cm" svg:x2="5.953cm" svg:y2="10.7cm" draw:start-shape="id28" draw:start-glue-point="2" draw:end-shape="id24" draw:end-glue-point="0" svg:d="m5953 9261v1439">
          <text:p/>
        </draw:connector>
        <draw:connector draw:style-name="gr5" draw:text-style-name="P1" draw:layer="layout" svg:x1="8.454cm" svg:y1="9.262cm" svg:x2="8.454cm" svg:y2="10.7cm" draw:start-shape="id29" draw:start-glue-point="2" draw:end-shape="id25" draw:end-glue-point="0" svg:d="m8454 9262v1438">
          <text:p/>
        </draw:connector>
        <draw:connector draw:style-name="gr5" draw:text-style-name="P1" draw:layer="layout" svg:x1="14.055cm" svg:y1="9.263cm" svg:x2="14.055cm" svg:y2="10.7cm" draw:start-shape="id30" draw:start-glue-point="2" draw:end-shape="id26" draw:end-glue-point="0" svg:d="m14055 9263v1437">
          <text:p/>
        </draw:connector>
        <draw:rect draw:style-name="gr6" draw:text-style-name="P1" draw:layer="layout" svg:width="19.59cm" svg:height="14.605cm" svg:x="1cm" svg:y="5.62cm">
          <text:p/>
        </draw:rect>
        <draw:frame draw:style-name="gr2" draw:text-style-name="P3" draw:layer="layout" svg:width="3.81cm" svg:height="1.27cm" svg:x="8.84cm" svg:y="5.99cm">
          <draw:text-box>
            <text:p><text:span text:style-name="T2">Client Side</text:span></text:p>
          </draw:text-box>
        </draw:frame>
        <draw:frame draw:style-name="gr12" draw:text-style-name="P3" draw:layer="layout" svg:width="3.81cm" svg:height="1.52cm" svg:x="16.24cm" svg:y="7.985cm">
          <draw:text-box>
            <text:p text:style-name="P3"><text:span text:style-name="T2">Printers</text:span></text:p>
          </draw:text-box>
        </draw:frame>
        <draw:frame draw:style-name="gr12" draw:text-style-name="P3" draw:layer="layout" svg:width="3.81cm" svg:height="1.52cm" svg:x="16.04cm" svg:y="11.56cm">
          <draw:text-box>
            <text:p text:style-name="P3"><text:span text:style-name="T2">Terminals</text:span></text:p>
          </draw:text-box>
        </draw:frame>
        <draw:frame draw:style-name="gr13" draw:text-style-name="P3" draw:layer="layout" svg:width="4.35cm" svg:height="2.155cm" svg:x="15.84cm" svg:y="17.175cm">
          <draw:text-box>
            <text:p text:style-name="P3"><text:span text:style-name="T2">POS Servers</text:span></text:p>
          </draw:text-box>
        </draw:frame>
        <draw:frame draw:style-name="gr12" draw:text-style-name="P3" draw:layer="layout" svg:width="6.985cm" svg:height="1.52cm" svg:x="9.555cm" svg:y="24.695cm">
          <draw:text-box>
            <text:p text:style-name="P3"><text:span text:style-name="T2">Load Balancers</text:span></text:p>
          </draw:text-box>
        </draw:frame>
      </draw:page>
      <draw:page draw:name="page3" draw:style-name="dp1" draw:master-page-name="Default">
        <draw:rect draw:style-name="gr11" draw:text-style-name="P4" draw:id="id33" draw:layer="layout" svg:width="1.905cm" svg:height="2.54cm" svg:x="7.75cm" svg:y="3.47cm">
          <text:p text:style-name="P1"><text:span text:style-name="T2">POS</text:span></text:p>
        </draw:rect>
        <draw:rect draw:style-name="gr14" draw:text-style-name="P4" draw:id="id31" draw:layer="layout" svg:width="1.905cm" svg:height="2.54cm" svg:x="1.47cm" svg:y="3.47cm">
          <text:p text:style-name="P1"><text:span text:style-name="T2">T</text:span></text:p>
        </draw:rect>
        <draw:rect draw:style-name="gr15" draw:text-style-name="P4" draw:id="id32" draw:layer="layout" svg:width="1.905cm" svg:height="1.905cm" svg:x="1.47cm" svg:y="8.55cm">
          <text:p text:style-name="P1"><text:span text:style-name="T2">P</text:span></text:p>
        </draw:rect>
        <draw:connector draw:style-name="gr16" draw:text-style-name="P1" draw:layer="layout" draw:type="curve" svg:x1="2.422cm" svg:y1="6.01cm" svg:x2="2.422cm" svg:y2="8.55cm" draw:start-shape="id31" draw:start-glue-point="2" draw:end-shape="id32" draw:end-glue-point="0" svg:d="m2422 6010v2540">
          <text:p/>
        </draw:connector>
        <draw:frame draw:style-name="gr17" draw:text-style-name="P3" draw:layer="layout" svg:width="3.175cm" svg:height="2.384cm" svg:x="2.71cm" svg:y="6.145cm">
          <draw:text-box>
            <text:p><text:span text:style-name="T2">Cashier Prints Receipt</text:span></text:p>
          </draw:text-box>
        </draw:frame>
        <draw:connector draw:style-name="gr16" draw:text-style-name="P1" draw:layer="layout" draw:type="curve" svg:x1="3.375cm" svg:y1="4.74cm" svg:x2="7.75cm" svg:y2="4.74cm" draw:start-shape="id31" draw:start-glue-point="1" draw:end-shape="id33" draw:end-glue-point="3" svg:d="m3375 4740h4375">
          <text:p/>
        </draw:connector>
        <draw:frame draw:style-name="gr18" draw:text-style-name="P3" draw:layer="layout" svg:width="4.445cm" svg:height="2.79cm" svg:x="3.575cm" svg:y="2.035cm">
          <draw:text-box>
            <text:p><text:span text:style-name="T2">Receipt is sent to the POS Server</text:span></text:p>
          </draw:text-box>
        </draw:frame>
        <draw:rect draw:style-name="gr4" draw:text-style-name="P4" draw:id="id34" draw:layer="layout" svg:width="1.905cm" svg:height="2.54cm" svg:x="14.17cm" svg:y="3.44cm">
          <text:p text:style-name="P1"><text:span text:style-name="T2">LB</text:span></text:p>
        </draw:rect>
        <draw:connector draw:style-name="gr16" draw:text-style-name="P1" draw:layer="layout" draw:type="curve" svg:x1="9.655cm" svg:y1="4.74cm" svg:x2="14.17cm" svg:y2="4.71cm" draw:start-shape="id33" draw:start-glue-point="1" draw:end-shape="id34" draw:end-glue-point="3" svg:d="m9655 4740c3387 0 1130-30 4515-30">
          <text:p/>
        </draw:connector>
        <draw:frame draw:style-name="gr18" draw:text-style-name="P3" draw:layer="layout" svg:width="5.029cm" svg:height="2.79cm" svg:x="10.276cm" svg:y="2.035cm">
          <draw:text-box>
            <text:p><text:span text:style-name="T2">Receipt is sent to a Load Balancer</text:span></text:p>
          </draw:text-box>
        </draw:frame>
        <draw:rect draw:style-name="gr6" draw:text-style-name="P1" draw:layer="layout" svg:width="8.89cm" svg:height="10.16cm" svg:x="1cm" svg:y="1cm">
          <text:p/>
        </draw:rect>
        <draw:frame draw:style-name="gr2" draw:text-style-name="P3" draw:layer="layout" svg:width="3.81cm" svg:height="1.27cm" svg:x="5.445cm" svg:y="9.755cm">
          <draw:text-box>
            <text:p><text:span text:style-name="T2">Client Side</text:span></text:p>
          </draw:text-box>
        </draw:frame>
        <draw:ellipse draw:style-name="gr19" draw:text-style-name="P4" draw:id="id35" draw:layer="layout" svg:width="2.445cm" svg:height="1.905cm" svg:x="18.145cm" svg:y="3.775cm">
          <text:p text:style-name="P1"><text:span text:style-name="T2">OCR</text:span></text:p>
        </draw:ellipse>
        <draw:connector draw:style-name="gr10" draw:text-style-name="P1" draw:layer="layout" draw:type="curve" svg:x1="16.075cm" svg:y1="4.71cm" svg:x2="18.145cm" svg:y2="4.727cm" draw:start-shape="id34" draw:start-glue-point="1" draw:end-shape="id35" draw:end-glue-point="3" svg:d="m16075 4710c1552 0 518 17 2070 17">
          <text:p/>
        </draw:connector>
        <draw:frame draw:style-name="gr20" draw:text-style-name="P3" draw:layer="layout" svg:width="3.715cm" svg:height="1.905cm" svg:x="16.875cm" svg:y="6.08cm">
          <draw:text-box>
            <text:p><text:span text:style-name="T2">Receipt is tokenized</text:span></text:p>
          </draw:text-box>
        </draw:frame>
        <draw:ellipse draw:style-name="gr19" draw:text-style-name="P4" draw:id="id37" draw:layer="layout" svg:width="2.445cm" svg:height="1.905cm" svg:x="14cm" svg:y="16.24cm">
          <text:p text:style-name="P1"><text:span text:style-name="T2">MSH</text:span></text:p>
        </draw:ellipse>
        <draw:frame draw:style-name="gr21" draw:text-style-name="P3" draw:layer="layout" svg:width="3.81cm" svg:height="3.425cm" svg:x="11.225cm" svg:y="6.38cm">
          <draw:text-box>
            <text:p><text:span text:style-name="T2">The MySql Master receives the tokens</text:span></text:p>
          </draw:text-box>
        </draw:frame>
        <draw:rect draw:style-name="gr8" draw:text-style-name="P4" draw:id="id36" draw:layer="layout" svg:width="6.985cm" svg:height="3.175cm" svg:x="11.695cm" svg:y="9.99cm">
          <text:p text:style-name="P1"><text:span text:style-name="T2">MySql Master</text:span></text:p>
        </draw:rect>
        <draw:connector draw:style-name="gr16" draw:text-style-name="P1" draw:layer="layout" draw:type="curve" svg:x1="15.122cm" svg:y1="5.98cm" svg:x2="15.187cm" svg:y2="9.99cm" draw:start-shape="id34" draw:start-glue-point="2" draw:end-shape="id36" svg:d="m15122 5980c0 3007 65 1003 65 4010">
          <text:p/>
        </draw:connector>
        <draw:connector draw:style-name="gr16" draw:text-style-name="P1" draw:layer="layout" draw:type="curve" svg:x1="15.187cm" svg:y1="13.165cm" svg:x2="15.222cm" svg:y2="16.24cm" draw:start-shape="id36" draw:start-glue-point="2" draw:end-shape="id37" draw:end-glue-point="0" svg:d="m15187 13165c0 2307 35 770 35 3075">
          <text:p/>
        </draw:connector>
        <draw:frame draw:style-name="gr21" draw:text-style-name="P3" draw:layer="layout" svg:width="4.445cm" svg:height="3.806cm" svg:x="9.885cm" svg:y="13.4cm">
          <draw:text-box>
            <text:p><text:span text:style-name="T2">The MySql Handler inserts the data into the database</text:span></text:p>
          </draw:text-box>
        </draw:frame>
        <draw:connector draw:style-name="gr16" draw:text-style-name="P1" draw:layer="layout" draw:type="curve" svg:x1="15.222cm" svg:y1="18.145cm" svg:x2="9.034cm" svg:y2="20.05cm" draw:start-shape="id37" draw:start-glue-point="2" draw:end-shape="id38" draw:end-glue-point="0" svg:d="m15222 18145c0 1429-6188 477-6188 1905">
          <text:p/>
        </draw:connector>
        <draw:frame draw:style-name="gr22" draw:text-style-name="P3" draw:layer="layout" svg:width="5.715cm" svg:height="3.175cm" svg:x="2.492cm" svg:y="20.32cm">
          <draw:text-box>
            <text:p><text:span text:style-name="T2">The data is sent to multiple MySql storage nodes</text:span></text:p>
          </draw:text-box>
        </draw:frame>
        <draw:custom-shape draw:style-name="gr1" draw:text-style-name="P1" draw:id="id39" draw:layer="layout" svg:width="1.27cm" svg:height="1.905cm" svg:x="8.412cm" svg:y="23.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41" draw:layer="layout" svg:width="1.27cm" svg:height="1.905cm" svg:x="10.852cm" svg:y="23.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43" draw:layer="layout" svg:width="1.27cm" svg:height="1.905cm" svg:x="13.392cm" svg:y="23.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45" draw:layer="layout" svg:width="1.27cm" svg:height="1.905cm" svg:x="18.972cm" svg:y="23.8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" draw:layer="layout" svg:width="1.905cm" svg:height="1.826cm" svg:x="16.002cm" svg:y="23.704cm">
          <draw:text-box>
            <text:p><text:span text:style-name="T1">...</text:span></text:p>
          </draw:text-box>
        </draw:frame>
        <draw:rect draw:style-name="gr4" draw:text-style-name="P4" draw:id="id38" draw:layer="layout" svg:width="1.905cm" svg:height="2.54cm" svg:x="8.082cm" svg:y="20.05cm">
          <text:p text:style-name="P1"><text:span text:style-name="T2">M1</text:span></text:p>
        </draw:rect>
        <draw:rect draw:style-name="gr4" draw:text-style-name="P4" draw:id="id40" draw:layer="layout" svg:width="1.905cm" svg:height="2.54cm" svg:x="10.583cm" svg:y="20.05cm">
          <text:p text:style-name="P1"><text:span text:style-name="T2">M2</text:span></text:p>
        </draw:rect>
        <draw:rect draw:style-name="gr4" draw:text-style-name="P4" draw:id="id42" draw:layer="layout" svg:width="1.905cm" svg:height="2.54cm" svg:x="13.084cm" svg:y="20.05cm">
          <text:p text:style-name="P1"><text:span text:style-name="T2">M3</text:span></text:p>
        </draw:rect>
        <draw:rect draw:style-name="gr4" draw:text-style-name="P4" draw:id="id44" draw:layer="layout" svg:width="1.905cm" svg:height="2.54cm" svg:x="18.685cm" svg:y="20.05cm">
          <text:p text:style-name="P1"><text:span text:style-name="T2">MN</text:span></text:p>
        </draw:rect>
        <draw:frame draw:style-name="gr2" draw:text-style-name="P2" draw:layer="layout" svg:width="1.905cm" svg:height="1.826cm" svg:x="16.003cm" svg:y="20.104cm">
          <draw:text-box>
            <text:p><text:span text:style-name="T1">...</text:span></text:p>
          </draw:text-box>
        </draw:frame>
        <draw:connector draw:style-name="gr5" draw:text-style-name="P1" draw:layer="layout" svg:x1="9.034cm" svg:y1="22.59cm" svg:x2="9.046cm" svg:y2="23.86cm" draw:start-shape="id38" draw:start-glue-point="2" draw:end-shape="id39" draw:end-glue-point="5" svg:d="m9034 22590v635h12v635">
          <text:p/>
        </draw:connector>
        <draw:connector draw:style-name="gr5" draw:text-style-name="P1" draw:layer="layout" svg:x1="11.535cm" svg:y1="22.59cm" svg:x2="11.486cm" svg:y2="23.86cm" draw:start-shape="id40" draw:start-glue-point="2" draw:end-shape="id41" draw:end-glue-point="5" svg:d="m11535 22590v635h-49v635">
          <text:p/>
        </draw:connector>
        <draw:connector draw:style-name="gr5" draw:text-style-name="P1" draw:layer="layout" svg:x1="14.036cm" svg:y1="22.59cm" svg:x2="14.026cm" svg:y2="23.86cm" draw:start-shape="id42" draw:start-glue-point="2" draw:end-shape="id43" draw:end-glue-point="5" svg:d="m14036 22590v635h-10v635">
          <text:p/>
        </draw:connector>
        <draw:connector draw:style-name="gr5" draw:text-style-name="P1" draw:layer="layout" svg:x1="19.637cm" svg:y1="22.59cm" svg:x2="19.606cm" svg:y2="23.86cm" draw:start-shape="id44" draw:start-glue-point="2" draw:end-shape="id45" draw:end-glue-point="5" svg:d="m19637 22590v635h-31v635">
          <text:p/>
        </draw:connector>
        <draw:connector draw:style-name="gr16" draw:text-style-name="P1" draw:layer="layout" draw:type="curve" svg:x1="15.222cm" svg:y1="18.145cm" svg:x2="11.535cm" svg:y2="20.05cm" draw:start-shape="id37" draw:start-glue-point="2" draw:end-shape="id40" draw:end-glue-point="0" svg:d="m15222 18145c0 1429-3687 477-3687 1905">
          <text:p/>
        </draw:connector>
        <draw:connector draw:style-name="gr16" draw:text-style-name="P1" draw:layer="layout" draw:type="curve" svg:x1="15.222cm" svg:y1="18.145cm" svg:x2="14.036cm" svg:y2="20.05cm" draw:start-shape="id37" draw:start-glue-point="2" draw:end-shape="id42" draw:end-glue-point="0" svg:d="m15222 18145c0 1429-1186 477-1186 1905">
          <text:p/>
        </draw:connector>
        <draw:connector draw:style-name="gr16" draw:text-style-name="P1" draw:layer="layout" draw:type="curve" svg:x1="15.222cm" svg:y1="18.145cm" svg:x2="19.637cm" svg:y2="20.05cm" draw:start-shape="id37" draw:start-glue-point="2" draw:end-shape="id44" draw:end-glue-point="0" svg:d="m15222 18145c0 1429 4415 477 4415 1905">
          <text:p/>
        </draw:connector>
        <draw:frame draw:style-name="gr7" draw:text-style-name="P3" draw:layer="layout" svg:width="5.715cm" svg:height="1.52cm" svg:x="3.54cm" svg:y="15.085cm">
          <draw:text-box>
            <text:p><text:span text:style-name="T2">Server Side</text:span></text:p>
          </draw:text-box>
        </draw:frame>
      </draw:page>
      <draw:page draw:name="page4" draw:style-name="dp1" draw:master-page-name="Default">
        <draw:rect draw:style-name="gr4" draw:text-style-name="P4" draw:id="id47" draw:layer="layout" svg:width="1.905cm" svg:height="2.54cm" svg:x="14.17cm" svg:y="3.441cm">
          <text:p text:style-name="P1"><text:span text:style-name="T2">LB</text:span></text:p>
        </draw:rect>
        <draw:connector draw:style-name="gr16" draw:text-style-name="P1" draw:layer="layout" draw:type="curve" svg:x1="9.595cm" svg:y1="4.692cm" svg:x2="14.124cm" svg:y2="3.46cm" draw:start-shape="id46" draw:start-glue-point="1" svg:d="m9595 4692c3772 0 1508-1232 4529-1232">
          <text:p/>
        </draw:connector>
        <draw:frame draw:style-name="gr18" draw:text-style-name="P3" draw:layer="layout" svg:width="5.029cm" svg:height="2.79cm" svg:x="9.306cm" svg:y="1.4cm">
          <draw:text-box>
            <text:p><text:span text:style-name="T2">The request is sent to a Load Balancer</text:span></text:p>
          </draw:text-box>
        </draw:frame>
        <draw:ellipse draw:style-name="gr19" draw:text-style-name="P4" draw:id="id58" draw:layer="layout" svg:width="2.445cm" svg:height="1.905cm" svg:x="14cm" svg:y="16.241cm">
          <text:p text:style-name="P1"><text:span text:style-name="T2">MSH</text:span></text:p>
        </draw:ellipse>
        <draw:frame draw:style-name="gr21" draw:text-style-name="P3" draw:layer="layout" svg:width="4.51cm" svg:height="3.425cm" svg:x="15.605cm" svg:y="6.465cm">
          <draw:text-box>
            <text:p><text:span text:style-name="T2">The MySql Master receives the request</text:span></text:p>
          </draw:text-box>
        </draw:frame>
        <draw:rect draw:style-name="gr8" draw:text-style-name="P4" draw:id="id48" draw:layer="layout" svg:width="6.985cm" svg:height="3.175cm" svg:x="11.695cm" svg:y="9.991cm">
          <text:p text:style-name="P1"><text:span text:style-name="T2">MySql Master</text:span></text:p>
        </draw:rect>
        <draw:connector draw:style-name="gr16" draw:text-style-name="P1" draw:layer="layout" draw:type="curve" svg:x1="15.122cm" svg:y1="5.981cm" svg:x2="15.187cm" svg:y2="9.991cm" draw:start-shape="id47" draw:start-glue-point="2" draw:end-shape="id48" draw:end-glue-point="0" svg:d="m15122 5981c0 3007 65 1003 65 4010">
          <text:p/>
        </draw:connector>
        <draw:frame draw:style-name="gr21" draw:text-style-name="P3" draw:layer="layout" svg:width="4.445cm" svg:height="3.806cm" svg:x="9.485cm" svg:y="13.401cm">
          <draw:text-box>
            <text:p><text:span text:style-name="T2">The MySql Handler requests the data from the database</text:span></text:p>
          </draw:text-box>
        </draw:frame>
        <draw:frame draw:style-name="gr22" draw:text-style-name="P3" draw:layer="layout" svg:width="4.858cm" svg:height="3.175cm" svg:x="2.492cm" svg:y="20.321cm">
          <draw:text-box>
            <text:p><text:span text:style-name="T2">The data is retrieved from a storage node.</text:span></text:p>
          </draw:text-box>
        </draw:frame>
        <draw:custom-shape draw:style-name="gr1" draw:text-style-name="P1" draw:id="id50" draw:layer="layout" svg:width="1.27cm" svg:height="1.905cm" svg:x="8.412cm" svg:y="23.8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52" draw:layer="layout" svg:width="1.27cm" svg:height="1.905cm" svg:x="10.852cm" svg:y="23.8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54" draw:layer="layout" svg:width="1.27cm" svg:height="1.905cm" svg:x="13.392cm" svg:y="23.8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" draw:text-style-name="P1" draw:id="id56" draw:layer="layout" svg:width="1.27cm" svg:height="1.905cm" svg:x="18.972cm" svg:y="23.86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2" draw:layer="layout" svg:width="1.905cm" svg:height="1.826cm" svg:x="16.002cm" svg:y="23.705cm">
          <draw:text-box>
            <text:p><text:span text:style-name="T1">...</text:span></text:p>
          </draw:text-box>
        </draw:frame>
        <draw:rect draw:style-name="gr4" draw:text-style-name="P4" draw:id="id49" draw:layer="layout" svg:width="1.905cm" svg:height="2.54cm" svg:x="8.082cm" svg:y="20.051cm">
          <text:p text:style-name="P1"><text:span text:style-name="T2">M1</text:span></text:p>
        </draw:rect>
        <draw:rect draw:style-name="gr4" draw:text-style-name="P4" draw:id="id51" draw:layer="layout" svg:width="1.905cm" svg:height="2.54cm" svg:x="10.583cm" svg:y="20.051cm">
          <text:p text:style-name="P1"><text:span text:style-name="T2">M2</text:span></text:p>
        </draw:rect>
        <draw:rect draw:style-name="gr4" draw:text-style-name="P4" draw:id="id53" draw:layer="layout" svg:width="1.905cm" svg:height="2.54cm" svg:x="13.084cm" svg:y="20.051cm">
          <text:p text:style-name="P1"><text:span text:style-name="T2">M3</text:span></text:p>
        </draw:rect>
        <draw:rect draw:style-name="gr4" draw:text-style-name="P4" draw:id="id55" draw:layer="layout" svg:width="1.905cm" svg:height="2.54cm" svg:x="18.685cm" svg:y="20.051cm">
          <text:p text:style-name="P1"><text:span text:style-name="T2">MN</text:span></text:p>
        </draw:rect>
        <draw:frame draw:style-name="gr2" draw:text-style-name="P2" draw:layer="layout" svg:width="1.905cm" svg:height="1.826cm" svg:x="16.003cm" svg:y="20.105cm">
          <draw:text-box>
            <text:p><text:span text:style-name="T1">...</text:span></text:p>
          </draw:text-box>
        </draw:frame>
        <draw:connector draw:style-name="gr5" draw:text-style-name="P1" draw:layer="layout" svg:x1="9.034cm" svg:y1="22.591cm" svg:x2="9.046cm" svg:y2="23.861cm" draw:start-shape="id49" draw:start-glue-point="2" draw:end-shape="id50" draw:end-glue-point="5" svg:d="m9034 22591v635h12v635">
          <text:p/>
        </draw:connector>
        <draw:connector draw:style-name="gr5" draw:text-style-name="P1" draw:layer="layout" svg:x1="11.535cm" svg:y1="22.591cm" svg:x2="11.486cm" svg:y2="23.861cm" draw:start-shape="id51" draw:start-glue-point="2" draw:end-shape="id52" draw:end-glue-point="5" svg:d="m11535 22591v635h-49v635">
          <text:p/>
        </draw:connector>
        <draw:connector draw:style-name="gr5" draw:text-style-name="P1" draw:layer="layout" svg:x1="14.036cm" svg:y1="22.591cm" svg:x2="14.026cm" svg:y2="23.861cm" draw:start-shape="id53" draw:start-glue-point="2" draw:end-shape="id54" draw:end-glue-point="5" svg:d="m14036 22591v635h-10v635">
          <text:p/>
        </draw:connector>
        <draw:connector draw:style-name="gr5" draw:text-style-name="P1" draw:layer="layout" svg:x1="19.637cm" svg:y1="22.591cm" svg:x2="19.606cm" svg:y2="23.861cm" draw:start-shape="id55" draw:start-glue-point="2" draw:end-shape="id56" draw:end-glue-point="5" svg:d="m19637 22591v635h-31v635">
          <text:p/>
        </draw:connector>
        <draw:ellipse draw:style-name="gr23" draw:text-style-name="P4" draw:id="id57" draw:layer="layout" svg:width="3.175cm" svg:height="1.905cm" svg:x="1cm" svg:y="3.74cm">
          <text:p text:style-name="P1"><text:span text:style-name="T2">UI</text:span></text:p>
        </draw:ellipse>
        <draw:ellipse draw:style-name="gr19" draw:text-style-name="P4" draw:id="id46" draw:layer="layout" svg:width="2.445cm" svg:height="1.905cm" svg:x="7.15cm" svg:y="3.74cm">
          <text:p text:style-name="P1"><text:span text:style-name="T2">WS</text:span></text:p>
        </draw:ellipse>
        <draw:connector draw:style-name="gr16" draw:text-style-name="P1" draw:layer="layout" draw:type="curve" svg:x1="4.175cm" svg:y1="4.692cm" svg:x2="8.372cm" svg:y2="3.74cm" draw:start-shape="id57" draw:start-glue-point="1" draw:end-shape="id46" draw:end-glue-point="0" svg:d="m4175 4692c2232 0 1860-726 2351-1152s1846-550 1846 200">
          <text:p/>
        </draw:connector>
        <draw:frame draw:style-name="gr18" draw:text-style-name="P3" draw:layer="layout" svg:width="6.35cm" svg:height="2.79cm" svg:x="1.635cm" svg:y="1.635cm">
          <draw:text-box>
            <text:p><text:span text:style-name="T2">The customer requests a receipt</text:span></text:p>
          </draw:text-box>
        </draw:frame>
        <draw:connector draw:style-name="gr10" draw:text-style-name="P1" draw:layer="layout" draw:type="curve" svg:x1="15.222cm" svg:y1="18.146cm" svg:x2="9.034cm" svg:y2="20.051cm" draw:start-shape="id58" draw:start-glue-point="2" draw:end-shape="id49" draw:end-glue-point="0" svg:d="m15222 18146c0 1429-6188 477-6188 1905">
          <text:p/>
        </draw:connector>
        <draw:connector draw:style-name="gr10" draw:text-style-name="P1" draw:layer="layout" draw:type="curve" svg:x1="11.535cm" svg:y1="20.051cm" svg:x2="15.222cm" svg:y2="18.146cm" draw:start-shape="id51" draw:start-glue-point="0" draw:end-shape="id58" draw:end-glue-point="2" svg:d="m11535 20051c0-1428 3687-476 3687-1905">
          <text:p/>
        </draw:connector>
        <draw:connector draw:style-name="gr10" draw:text-style-name="P1" draw:layer="layout" draw:type="curve" svg:x1="14.036cm" svg:y1="20.051cm" svg:x2="15.222cm" svg:y2="18.146cm" draw:start-shape="id53" draw:start-glue-point="0" draw:end-shape="id58" draw:end-glue-point="2" svg:d="m14036 20051c0-1428 1186-476 1186-1905">
          <text:p/>
        </draw:connector>
        <draw:connector draw:style-name="gr10" draw:text-style-name="P1" draw:layer="layout" draw:type="curve" svg:x1="15.222cm" svg:y1="18.146cm" svg:x2="19.637cm" svg:y2="20.051cm" draw:start-shape="id58" draw:start-glue-point="2" draw:end-shape="id55" draw:end-glue-point="0" svg:d="m15222 18146c0 1429 4415 477 4415 1905">
          <text:p/>
        </draw:connector>
        <draw:connector draw:style-name="gr10" draw:text-style-name="P1" draw:layer="layout" draw:type="curve" svg:x1="15.187cm" svg:y1="13.166cm" svg:x2="15.222cm" svg:y2="16.241cm" draw:start-shape="id48" draw:start-glue-point="2" draw:end-shape="id58" draw:end-glue-point="0" svg:d="m15187 13166c0 2307 35 770 35 3075">
          <text:p/>
        </draw:connector>
        <draw:line draw:style-name="gr16" draw:text-style-name="P1" draw:layer="layout" svg:x1="14.335cm" svg:y1="9.89cm" svg:x2="14.335cm" svg:y2="6.08cm">
          <text:p/>
        </draw:line>
        <draw:frame draw:style-name="gr21" draw:text-style-name="P3" draw:layer="layout" svg:width="5.28cm" svg:height="3.425cm" svg:x="9.32cm" svg:y="7.58cm">
          <draw:text-box>
            <text:p><text:span text:style-name="T2">The MySql Master returns the data</text:span></text:p>
          </draw:text-box>
        </draw:frame>
        <draw:connector draw:style-name="gr16" draw:text-style-name="P1" draw:layer="layout" draw:type="curve" svg:x1="14.17cm" svg:y1="4.711cm" svg:x2="8.372cm" svg:y2="5.645cm" draw:start-shape="id47" draw:start-glue-point="3" draw:end-shape="id46" draw:end-glue-point="2" svg:d="m14170 4711c-3430 0-2858 717-3450 1138s-2348 546-2348-204">
          <text:p/>
        </draw:connector>
        <draw:connector draw:style-name="gr16" draw:text-style-name="P1" draw:layer="layout" draw:type="curve" svg:x1="7.15cm" svg:y1="4.692cm" svg:x2="2.587cm" svg:y2="5.645cm" draw:start-shape="id46" draw:start-glue-point="3" draw:end-shape="id57" draw:end-glue-point="2" svg:d="m7150 4692c-2230 0-1858 727-2441 1153s-2122 550-2122-200">
          <text:p/>
        </draw:connector>
        <draw:frame draw:style-name="gr18" draw:text-style-name="P3" draw:layer="layout" svg:width="5.715cm" svg:height="2.79cm" svg:x="2.905cm" svg:y="6.315cm">
          <draw:text-box>
            <text:p><text:span text:style-name="T2">The webserver displays the data to the user</text:span></text:p>
          </draw:text-box>
        </draw:frame>
      </draw:page>
      <draw:page draw:name="page5" draw:style-name="dp1" draw:master-page-name="Default">
        <draw:frame draw:style-name="standard" draw:id="id64" draw:layer="layout" svg:width="7.049cm" svg:height="4.963cm" svg:x="13.227cm" svg:y="21.027cm">
          <table:table table:template-name="yellow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2">City</text:span></text:p>
              </table:table-cell>
            </table:table-row>
            <table:table-row table:style-name="ro1">
              <table:table-cell table:style-name="ce2">
                <text:p text:style-name="P1"><text:span text:style-name="T2">CityId</text:span></text:p>
              </table:table-cell>
            </table:table-row>
            <table:table-row table:style-name="ro1">
              <table:table-cell table:style-name="ce2">
                <text:p text:style-name="P1"><text:span text:style-name="T2">City</text:span></text:p>
              </table:table-cell>
            </table:table-row>
            <table:table-row table:style-name="ro1">
              <table:table-cell table:style-name="ce2">
                <text:p text:style-name="P1"><text:span text:style-name="T2">State</text:span></text:p>
              </table:table-cell>
            </table:table-row>
            <table:table-row table:style-name="ro2">
              <table:table-cell table:style-name="ce2">
                <text:p text:style-name="P1"><text:span text:style-name="T2">Zip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id="id61" draw:layer="layout" svg:width="7.009cm" svg:height="5.956cm" svg:x="1.844cm" svg:y="15.503cm">
          <table:table table:template-name="yellow" table:use-first-row-styles="true" table:use-banding-rows-styles="true">
            <table:table-column table:style-name="co2"/>
            <table:table-row table:style-name="ro1">
              <table:table-cell table:style-name="ce2">
                <text:p text:style-name="P1"><text:span text:style-name="T2">User</text:span></text:p>
              </table:table-cell>
            </table:table-row>
            <table:table-row table:style-name="ro1">
              <table:table-cell table:style-name="ce1">
                <text:p text:style-name="P1"><text:span text:style-name="T2">UserId</text:span></text:p>
              </table:table-cell>
            </table:table-row>
            <table:table-row table:style-name="ro1">
              <table:table-cell table:style-name="ce2">
                <text:p text:style-name="P1"><text:span text:style-name="T2">FirstName</text:span></text:p>
              </table:table-cell>
            </table:table-row>
            <table:table-row table:style-name="ro1">
              <table:table-cell table:style-name="ce2">
                <text:p text:style-name="P1"><text:span text:style-name="T2">LastName</text:span></text:p>
              </table:table-cell>
            </table:table-row>
            <table:table-row table:style-name="ro1">
              <table:table-cell table:style-name="ce2">
                <text:p text:style-name="P1"><text:span text:style-name="T2">Email</text:span></text:p>
              </table:table-cell>
            </table:table-row>
            <table:table-row table:style-name="ro3">
              <table:table-cell table:style-name="ce2">
                <text:p text:style-name="P1"><text:span text:style-name="T2">Password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id="id63" draw:layer="layout" svg:width="7.009cm" svg:height="3.97cm" svg:x="5.265cm" svg:y="22.736cm">
          <table:table table:template-name="yellow" table:use-first-row-styles="true" table:use-banding-rows-styles="true">
            <table:table-column table:style-name="co2"/>
            <table:table-row table:style-name="ro1">
              <table:table-cell table:style-name="ce2">
                <text:p text:style-name="P1"><text:span text:style-name="T2">Store</text:span></text:p>
              </table:table-cell>
            </table:table-row>
            <table:table-row table:style-name="ro1">
              <table:table-cell table:style-name="ce2">
                <text:p text:style-name="P1"><text:span text:style-name="T2">StoreId</text:span></text:p>
              </table:table-cell>
            </table:table-row>
            <table:table-row table:style-name="ro1">
              <table:table-cell table:style-name="ce2">
                <text:p text:style-name="P1"><text:span text:style-name="T2">Name</text:span></text:p>
              </table:table-cell>
            </table:table-row>
            <table:table-row table:style-name="ro4">
              <table:table-cell table:style-name="ce2">
                <text:p text:style-name="P1"><text:span text:style-name="T2">Address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id="id62" draw:layer="layout" svg:width="7.049cm" svg:height="3.97cm" svg:x="12.388cm" svg:y="15.472cm">
          <table:table table:template-name="yellow" table:use-first-row-styles="true" table:use-banding-rows-styles="true">
            <table:table-column table:style-name="co1"/>
            <table:table-row table:style-name="ro1">
              <table:table-cell table:style-name="ce2">
                <text:p text:style-name="P1"><text:span text:style-name="T2">Location</text:span></text:p>
              </table:table-cell>
            </table:table-row>
            <table:table-row table:style-name="ro1">
              <table:table-cell table:style-name="ce2">
                <text:p text:style-name="P1"><text:span text:style-name="T2">LocationId</text:span></text:p>
              </table:table-cell>
            </table:table-row>
            <table:table-row table:style-name="ro1">
              <table:table-cell table:style-name="ce2">
                <text:p text:style-name="P1"><text:span text:style-name="T2">StoreID</text:span></text:p>
              </table:table-cell>
            </table:table-row>
            <table:table-row table:style-name="ro4">
              <table:table-cell table:style-name="ce2">
                <text:p text:style-name="P1"><text:span text:style-name="T2">CityID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id="id59" draw:layer="layout" svg:width="6.937cm" svg:height="5.955cm" svg:x="7.275cm" svg:y="1.652cm">
          <table:table table:template-name="yellow" table:use-first-row-styles="true" table:use-banding-rows-styles="true">
            <table:table-column table:style-name="co3"/>
            <table:table-row table:style-name="ro1">
              <table:table-cell table:style-name="ce2">
                <text:p text:style-name="P1"><text:span text:style-name="T2">Line</text:span></text:p>
              </table:table-cell>
            </table:table-row>
            <table:table-row table:style-name="ro1">
              <table:table-cell table:style-name="ce2">
                <text:p text:style-name="P4"><text:span text:style-name="T2">LineId</text:span></text:p>
              </table:table-cell>
            </table:table-row>
            <table:table-row table:style-name="ro1">
              <table:table-cell table:style-name="ce2">
                <text:p text:style-name="P1"><text:span text:style-name="T2">ReceiptId</text:span></text:p>
              </table:table-cell>
            </table:table-row>
            <table:table-row table:style-name="ro1">
              <table:table-cell table:style-name="ce2">
                <text:p text:style-name="P1"><text:span text:style-name="T2">ItemName</text:span></text:p>
              </table:table-cell>
            </table:table-row>
            <table:table-row table:style-name="ro1">
              <table:table-cell table:style-name="ce2">
                <text:p text:style-name="P1"><text:span text:style-name="T2">Price</text:span></text:p>
              </table:table-cell>
            </table:table-row>
            <table:table-row table:style-name="ro2">
              <table:table-cell table:style-name="ce2">
                <text:p text:style-name="P1"><text:span text:style-name="T2">Quantity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id="id60" draw:layer="layout" svg:width="7.072cm" svg:height="4.963cm" svg:x="7.227cm" svg:y="8.716cm">
          <table:table table:template-name="yellow" table:use-first-row-styles="true" table:use-banding-rows-styles="true">
            <table:table-column table:style-name="co4"/>
            <table:table-row table:style-name="ro1">
              <table:table-cell table:style-name="ce2">
                <text:p text:style-name="P1"><text:span text:style-name="T2">Receipt</text:span></text:p>
              </table:table-cell>
            </table:table-row>
            <table:table-row table:style-name="ro1">
              <table:table-cell table:style-name="ce2">
                <text:p text:style-name="P1"><text:span text:style-name="T2">ReceiptId</text:span></text:p>
              </table:table-cell>
            </table:table-row>
            <table:table-row table:style-name="ro1">
              <table:table-cell table:style-name="ce2">
                <text:p text:style-name="P1"><text:span text:style-name="T2">UserId</text:span></text:p>
              </table:table-cell>
            </table:table-row>
            <table:table-row table:style-name="ro1">
              <table:table-cell table:style-name="ce2">
                <text:p text:style-name="P1"><text:span text:style-name="T2">LocationId</text:span></text:p>
              </table:table-cell>
            </table:table-row>
            <table:table-row table:style-name="ro2">
              <table:table-cell table:style-name="ce2">
                <text:p text:style-name="P1"><text:span text:style-name="T2">Date</text:span></text:p>
              </table:table-cell>
            </table:table-row>
          </table:table>
          <draw:image xlink:href="Pictures/TablePreview6.svm" xlink:type="simple" xlink:show="embed" xlink:actuate="onLoad"/>
        </draw:frame>
        <draw:connector draw:style-name="gr16" draw:text-style-name="P1" draw:layer="layout" draw:type="curve" svg:x1="10.743cm" svg:y1="7.607cm" svg:x2="10.763cm" svg:y2="8.716cm" draw:start-shape="id59" draw:start-glue-point="2" draw:end-shape="id60" draw:end-glue-point="0" svg:d="m10743 7607c0 832 20 278 20 1109">
          <text:p/>
        </draw:connector>
        <draw:connector draw:style-name="gr16" draw:text-style-name="P1" draw:layer="layout" draw:type="curve" svg:x1="10.763cm" svg:y1="13.679cm" svg:x2="5.348cm" svg:y2="15.503cm" draw:start-shape="id60" draw:start-glue-point="2" draw:end-shape="id61" draw:end-glue-point="0" svg:d="m10763 13679c0 1368-5415 456-5415 1824">
          <text:p/>
        </draw:connector>
        <draw:connector draw:style-name="gr16" draw:text-style-name="P1" draw:layer="layout" draw:type="curve" svg:x1="15.912cm" svg:y1="19.442cm" svg:x2="8.769cm" svg:y2="22.736cm" draw:start-shape="id62" draw:start-glue-point="2" draw:end-shape="id63" draw:end-glue-point="0" svg:d="m15912 19442c0 2470-7143 824-7143 3294">
          <text:p/>
        </draw:connector>
        <draw:connector draw:style-name="gr16" draw:text-style-name="P1" draw:layer="layout" draw:type="curve" svg:x1="15.912cm" svg:y1="19.442cm" svg:x2="16.751cm" svg:y2="21.027cm" draw:start-shape="id62" draw:start-glue-point="2" draw:end-shape="id64" svg:d="m15912 19442c0 1189 839 397 839 1585">
          <text:p/>
        </draw:connector>
        <draw:connector draw:style-name="gr24" draw:text-style-name="P1" draw:layer="layout" draw:type="curve" svg:x1="10.763cm" svg:y1="13.679cm" svg:x2="15.912cm" svg:y2="15.472cm" draw:start-shape="id60" draw:start-glue-point="2" draw:end-shape="id62" draw:end-glue-point="0" svg:d="m10763 13679c0 1345 5149 449 5149 179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yellow">
      <table:first-row text:style-name="yellow3"/>
      <table:last-row text:style-name="yellow3"/>
      <table:first-column text:style-name="yellow3"/>
      <table:last-column text:style-name="yellow3"/>
      <table:odd-rows text:style-name="yellow2"/>
      <table:odd-columns text:style-name="yellow2"/>
      <table:body text:style-name="yellow1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1-01T20:59:28.52</meta:creation-date>
    <dc:date>2009-12-16T00:56:57</dc:date>
    <meta:editing-duration>PT02H01M11S</meta:editing-duration>
    <meta:editing-cycles>25</meta:editing-cycles>
    <meta:generator>OpenOffice.org/3.0$Linux OpenOffice.org_project/300m15$Build-9379</meta:generator>
    <meta:document-statistic meta:object-count="176"/>
    <meta:user-defined meta:name="Info 1"/>
    <meta:user-defined meta:name="Info 2"/>
    <meta:user-defined meta:name="Info 3"/>
    <meta:user-defined meta:name="Info 4"/>
  </office:meta>
</office:document-meta>
</file>